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>
      <style:text-properties fo:language="en" fo:country="US" officeooo:rsid="001db82c" officeooo:paragraph-rsid="001db82c"/>
    </style:style>
    <style:style style:name="P2" style:family="paragraph" style:parent-style-name="Standard">
      <style:text-properties fo:language="ru" fo:country="RU" officeooo:rsid="001db82c" officeooo:paragraph-rsid="001db82c"/>
    </style:style>
    <style:style style:name="P3" style:family="paragraph" style:parent-style-name="Standard" style:list-style-name="L1">
      <style:text-properties fo:language="ru" fo:country="RU" officeooo:rsid="001db82c" officeooo:paragraph-rsid="001db82c"/>
    </style:style>
    <style:style style:name="P4" style:family="paragraph" style:parent-style-name="Standard" style:list-style-name="L2">
      <style:text-properties fo:language="ru" fo:country="RU" officeooo:rsid="001db82c" officeooo:paragraph-rsid="001db82c"/>
    </style:style>
    <style:style style:name="P5" style:family="paragraph" style:parent-style-name="Standard" style:list-style-name="L1">
      <style:text-properties officeooo:rsid="001db82c" officeooo:paragraph-rsid="001db82c"/>
    </style:style>
    <style:style style:name="P6" style:family="paragraph" style:parent-style-name="Standard">
      <style:text-properties officeooo:rsid="001db82c" officeooo:paragraph-rsid="001db82c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екция 1.</text:h>
      <text:p text:style-name="P2"/>
      <text:p text:style-name="P2">1. Личное знакомство (10 мин.)</text:p>
      <text:p text:style-name="P2">2. Язык программирования <text:span text:style-name="T1">Java </text:span>(20 мин.)</text:p>
      <text:list xml:id="list2314094141168788093" text:style-name="L1">
        <text:list-item>
          <text:p text:style-name="P3">Сфера применения</text:p>
        </text:list-item>
        <text:list-item>
          <text:p text:style-name="P5"><text:span text:style-name="T1">Java </text:span><text:span text:style-name="T2">и </text:span><text:span text:style-name="T1">Sun Microsystems</text:span></text:p>
        </text:list-item>
        <text:list-item>
          <text:p text:style-name="P5"><text:span text:style-name="T1">Java </text:span><text:span text:style-name="T2">и </text:span><text:span text:style-name="T1">Oracle</text:span></text:p>
        </text:list-item>
      </text:list>
      <text:p text:style-name="P6"/>
      <text:p text:style-name="P2">3. <text:span text:style-name="T1">Android </text:span>(20 мин.)</text:p>
      <text:list xml:id="list964227706742111351" text:style-name="L2">
        <text:list-item>
          <text:p text:style-name="P4">Версии</text:p>
        </text:list-item>
        <text:list-item>
          <text:p text:style-name="P1">Dalvik</text:p>
        </text:list-item>
        <text:list-item>
          <text:p text:style-name="P4">Сфера применения</text:p>
        </text:list-item>
      </text:list>
      <text:p text:style-name="P2"/>
      <text:p text:style-name="P2">4. Установка и настройка среды разработки (15 мин.)</text:p>
      <text:p text:style-name="P2">5. Запуск первого <text:span text:style-name="T1">Android </text:span>приложения (30 мин.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6:02:17.458000000</meta:creation-date>
    <meta:generator>LibreOffice/4.3.1.2$Windows_x86 LibreOffice_project/958349dc3b25111dbca392fbc281a05559ef6848</meta:generator>
    <dc:date>2014-10-15T16:22:46.302000000</dc:date>
    <meta:editing-duration>PT20M31S</meta:editing-duration>
    <meta:editing-cycles>2</meta:editing-cycles>
    <meta:document-statistic meta:table-count="0" meta:image-count="0" meta:object-count="0" meta:page-count="1" meta:paragraph-count="13" meta:word-count="52" meta:character-count="288" meta:non-whitespace-character-count="255"/>
  </office:meta>
</office:document-meta>
</file>